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BM Plex Sans" svg:font-family="'IBM Plex Sans', 'Helvetica Neue'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161616" style:font-name="IBM Plex Sans" fo:font-size="12pt" fo:letter-spacing="normal" fo:font-style="normal" fo:font-weight="normal" officeooo:rsid="001615c4" officeooo:paragraph-rsid="001615c4"/>
    </style:style>
    <style:style style:name="P2" style:family="paragraph" style:parent-style-name="Standard">
      <style:text-properties fo:font-variant="normal" fo:text-transform="none" fo:color="#161616" style:font-name="IBM Plex Sans" fo:font-size="10.5pt" fo:letter-spacing="normal" fo:font-style="normal" fo:font-weight="normal" officeooo:rsid="001615c4" officeooo:paragraph-rsid="001615c4"/>
    </style:style>
    <style:style style:name="P3" style:family="paragraph" style:parent-style-name="Standard">
      <style:text-properties fo:font-variant="normal" fo:text-transform="none" fo:color="#161616" style:font-name="IBM Plex Sans" fo:font-size="10.5pt" fo:letter-spacing="normal" fo:font-style="normal" fo:font-weight="normal" officeooo:rsid="001bfb60" officeooo:paragraph-rsid="001bfb60"/>
    </style:style>
    <style:style style:name="P4" style:family="paragraph" style:parent-style-name="Standard">
      <style:text-properties fo:font-variant="normal" fo:text-transform="none" fo:color="#161616" style:font-name="IBM Plex Sans" fo:font-size="10.5pt" fo:letter-spacing="normal" fo:font-style="normal" fo:font-weight="normal" officeooo:rsid="001f4cd4" officeooo:paragraph-rsid="001f4cd4"/>
    </style:style>
    <style:style style:name="P5" style:family="paragraph" style:parent-style-name="Standard">
      <style:text-properties fo:font-variant="normal" fo:text-transform="none" fo:color="#161616" style:font-name="IBM Plex Sans" fo:font-size="10.5pt" fo:letter-spacing="normal" fo:font-style="normal" fo:font-weight="normal" officeooo:rsid="001615c4" officeooo:paragraph-rsid="0020d30c"/>
    </style:style>
    <style:style style:name="P6" style:family="paragraph" style:parent-style-name="Standard">
      <style:text-properties fo:font-variant="normal" fo:text-transform="none" fo:color="#161616" style:font-name="IBM Plex Sans" fo:font-size="10.5pt" fo:letter-spacing="normal" fo:font-style="normal" fo:font-weight="normal" officeooo:rsid="001615c4" officeooo:paragraph-rsid="001615c4"/>
    </style:style>
    <style:style style:name="T1" style:family="text">
      <style:text-properties officeooo:rsid="001d4a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2">Auto-generated service credentials:</text:p>
      <text:p text:style-name="P2"/>
      <text:p text:style-name="P3">###Speech to tex<text:span text:style-name="T1">t</text:span></text:p>
      <text:p text:style-name="P2"/>
      <text:p text:style-name="P2">{</text:p>
      <text:p text:style-name="P2"><text:s text:c="2"/>"apikey": "nXH2UfBDY_czSzCsjwId__z_YSz8gC80MoB_6S4k_HtE",</text:p>
      <text:p text:style-name="P2"/>
      <text:p text:style-name="P2"><text:s text:c="2"/>"iam_apikey_description": "Auto-generated for key crn:v1:bluemix:public:speech-to-text:eu-gb:a/a7dcb74c8cd9459187800c15f9d30f89:38a6e728-55be-4bc4-a82b-be6e5cbd980d:resource-key:42dadde0-7b8c-4f52-a615-fdd751aec14a",</text:p>
      <text:p text:style-name="P5"><text:s text:c="2"/>"iam_apikey_name": "Auto-generated service credentials",</text:p>
      <text:p text:style-name="P2"><text:s text:c="2"/>"iam_role_crn": "crn:v1:bluemix:public:iam::::serviceRole:Manager",</text:p>
      <text:p text:style-name="P2"><text:s text:c="2"/>"iam_serviceid_crn": "crn:v1:bluemix:public:iam-identity::a/a7dcb74c8cd9459187800c15f9d30f89::serviceid:ServiceId-f403c971-652f-40d5-83ba-e7781930c697",</text:p>
      <text:p text:style-name="P5"><text:s text:c="2"/></text:p>
      <text:p text:style-name="P5">"url": "https://api.eu-gb.speech-to-text.watson.cloud.ibm.com/instances/38a6e728-55be-4bc4-a82b-be6e5cbd980d"</text:p>
      <text:p text:style-name="P2">}</text:p>
      <text:p text:style-name="P2"/>
      <text:p text:style-name="P2"/>
      <text:p text:style-name="P4">###Language_Translator</text:p>
      <text:p text:style-name="P2">{</text:p>
      <text:p text:style-name="P2"><text:s text:c="2"/>"apikey": "BiHuLAdyoUuH3IYyS_5fJZ6oC0SVbYesS3g2t37V0uxQ",</text:p>
      <text:p text:style-name="P2"/>
      <text:p text:style-name="P2"><text:s text:c="2"/>"iam_apikey_description": "Auto-generated for key crn:v1:bluemix:public:language-translator:us-south:a/a7dcb74c8cd9459187800c15f9d30f89:3e443a68-8733-478c-87d2-0872e080c760:resource-key:ecd99bab-5550-4d92-a141-593af039f3a9",</text:p>
      <text:p text:style-name="P2"><text:s text:c="2"/>"iam_apikey_name": "Auto-generated service credentials",</text:p>
      <text:p text:style-name="P2"><text:s text:c="2"/>"iam_role_crn": "crn:v1:bluemix:public:iam::::serviceRole:Manager",</text:p>
      <text:p text:style-name="P2"><text:s text:c="2"/>"iam_serviceid_crn": "crn:v1:bluemix:public:iam-identity::a/a7dcb74c8cd9459187800c15f9d30f89::serviceid:ServiceId-9d42b554-d9ee-4344-b266-3d464fa10ef5",</text:p>
      <text:p text:style-name="P2"/>
      <text:p text:style-name="P2"><text:s text:c="2"/>"url": "<text:a xlink:type="simple" xlink:href="https://api.us-south.language-translator.watson.cloud.ibm.com/instances/3e443a68-8733-478c-87d2-0872e080c760" text:style-name="Internet_20_link" text:visited-style-name="Visited_20_Internet_20_Link">https://api.us-south.language-translator.watson.cloud.ibm.com/instances/3e443a68-8733-478c-87d2-0872e080c760</text:a>"</text:p>
      <text:p text:style-name="P2">}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BM Plex Sans" svg:font-family="'IBM Plex Sans', 'Helvetica Neue'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5T02:34:05.446872313</meta:creation-date>
    <dc:date>2022-06-12T05:45:27.097896702</dc:date>
    <meta:editing-duration>PT9H44M22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1" meta:paragraph-count="20" meta:word-count="45" meta:character-count="1432" meta:non-whitespace-character-count="1382"/>
  </office:meta>
</office:document-meta>
</file>